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KARIN ROSA AGUIRRE AMASIFU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UIRRE AMASIFUEN, KARIN ROS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RAMOS HUAMANI, ED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3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57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0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0:46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00:10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